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2:.B2])" office:value-type="float" office:value="0.349289513399995" calcext:value-type="float">
            <text:p>0,35</text:p>
          </table:table-cell>
          <table:table-cell/>
          <table:table-cell table:style-name="ce4" table:formula="of:=[.E18]+[.H18]" office:value-type="float" office:value="12553" calcext:value-type="float">
            <text:p>12553</text:p>
          </table:table-cell>
          <table:table-cell table:formula="of:=12597-[.E2]" office:value-type="float" office:value="44" calcext:value-type="float">
            <text:p>44</text:p>
          </table:table-cell>
          <table:table-cell office:value-type="float" office:value="0.0117249488831" calcext:value-type="float">
            <text:p>0,0117249489</text:p>
          </table:table-cell>
          <table:table-cell office:value-type="float" office:value="21.1320309639" calcext:value-type="float">
            <text:p>21,132030963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3:.B3])" office:value-type="float" office:value="0.373104707500005" calcext:value-type="float">
            <text:p>0,37</text:p>
          </table:table-cell>
          <table:table-cell/>
          <table:table-cell table:style-name="ce4" table:formula="of:=[.E19]+[.H19]" office:value-type="float" office:value="12550" calcext:value-type="float">
            <text:p>12550</text:p>
          </table:table-cell>
          <table:table-cell table:formula="of:=12597-[.E3]" office:value-type="float" office:value="47" calcext:value-type="float">
            <text:p>47</text:p>
          </table:table-cell>
          <table:table-cell office:value-type="float" office:value="0.0127170085907" calcext:value-type="float">
            <text:p>0,0127170086</text:p>
          </table:table-cell>
          <table:table-cell office:value-type="float" office:value="20.8927488327" calcext:value-type="float">
            <text:p>20,892748832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094784472" calcext:value-type="float">
            <text:p>99,81</text:p>
          </table:table-cell>
          <table:table-cell table:style-name="ce3" table:formula="of:=100 - SUM([.A4:.B4])" office:value-type="float" office:value="0.190521552799993" calcext:value-type="float">
            <text:p>0,19</text:p>
          </table:table-cell>
          <table:table-cell/>
          <table:table-cell table:style-name="ce4" table:formula="of:=[.E20]+[.H20]" office:value-type="float" office:value="12573" calcext:value-type="float">
            <text:p>12573</text:p>
          </table:table-cell>
          <table:table-cell table:formula="of:=12597-[.E4]" office:value-type="float" office:value="24" calcext:value-type="float">
            <text:p>24</text:p>
          </table:table-cell>
          <table:table-cell office:value-type="float" office:value="0.0116529464722" calcext:value-type="float">
            <text:p>0,0116529465</text:p>
          </table:table-cell>
          <table:table-cell office:value-type="float" office:value="20.8974840641" calcext:value-type="float">
            <text:p>20,897484064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5:.B5])" office:value-type="float" office:value="0.301659125200004" calcext:value-type="float">
            <text:p>0,30</text:p>
          </table:table-cell>
          <table:table-cell/>
          <table:table-cell table:style-name="ce4" table:formula="of:=[.E21]+[.H21]" office:value-type="float" office:value="12559" calcext:value-type="float">
            <text:p>12559</text:p>
          </table:table-cell>
          <table:table-cell table:formula="of:=12597-[.E5]" office:value-type="float" office:value="38" calcext:value-type="float">
            <text:p>38</text:p>
          </table:table-cell>
          <table:table-cell office:value-type="float" office:value="0.0117678642273" calcext:value-type="float">
            <text:p>0,0117678642</text:p>
          </table:table-cell>
          <table:table-cell office:value-type="float" office:value="20.8850300312" calcext:value-type="float">
            <text:p>20,885030031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6:.B6])" office:value-type="float" office:value="0.3413511153" calcext:value-type="float">
            <text:p>0,34</text:p>
          </table:table-cell>
          <table:table-cell/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0.0118849277496" calcext:value-type="float">
            <text:p>0,0118849277</text:p>
          </table:table-cell>
          <table:table-cell office:value-type="float" office:value="20.9335489273" calcext:value-type="float">
            <text:p>20,933548927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7:.B7])" office:value-type="float" office:value="0.285782329100002" calcext:value-type="float">
            <text:p>0,29</text:p>
          </table:table-cell>
          <table:table-cell/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0.0118219852448" calcext:value-type="float">
            <text:p>0,0118219852</text:p>
          </table:table-cell>
          <table:table-cell office:value-type="float" office:value="20.9184191227" calcext:value-type="float">
            <text:p>20,918419122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8:.B8])" office:value-type="float" office:value="0.349289513399995" calcext:value-type="float">
            <text:p>0,35</text:p>
          </table:table-cell>
          <table:table-cell/>
          <table:table-cell table:style-name="ce4" table:formula="of:=[.E24]+[.H24]" office:value-type="float" office:value="12553" calcext:value-type="float">
            <text:p>12553</text:p>
          </table:table-cell>
          <table:table-cell table:formula="of:=12597-[.E8]" office:value-type="float" office:value="44" calcext:value-type="float">
            <text:p>44</text:p>
          </table:table-cell>
          <table:table-cell office:value-type="float" office:value="0.0119569301605" calcext:value-type="float">
            <text:p>0,0119569302</text:p>
          </table:table-cell>
          <table:table-cell office:value-type="float" office:value="20.9100708961" calcext:value-type="float">
            <text:p>20,910070896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83648198" calcext:value-type="float">
            <text:p>99,70</text:p>
          </table:table-cell>
          <table:table-cell table:style-name="ce3" table:formula="of:=100 - SUM([.A9:.B9])" office:value-type="float" office:value="0.301635180199995" calcext:value-type="float">
            <text:p>0,30</text:p>
          </table:table-cell>
          <table:table-cell/>
          <table:table-cell table:style-name="ce4" table:formula="of:=[.E25]+[.H25]"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0.0114071369171" calcext:value-type="float">
            <text:p>0,0114071369</text:p>
          </table:table-cell>
          <table:table-cell office:value-type="float" office:value="20.8849449158" calcext:value-type="float">
            <text:p>20,884944915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936180346" calcext:value-type="float">
            <text:p>99,79</text:p>
          </table:table-cell>
          <table:table-cell table:style-name="ce3" table:formula="of:=100 - SUM([.A10:.B10])" office:value-type="float" office:value="0.206381965399999" calcext:value-type="float">
            <text:p>0,21</text:p>
          </table:table-cell>
          <table:table-cell/>
          <table:table-cell table:style-name="ce4" table:formula="of:=[.E26]+[.H26]" office:value-type="float" office:value="12571" calcext:value-type="float">
            <text:p>12571</text:p>
          </table:table-cell>
          <table:table-cell table:formula="of:=12597-[.E10]" office:value-type="float" office:value="26" calcext:value-type="float">
            <text:p>26</text:p>
          </table:table-cell>
          <table:table-cell office:value-type="float" office:value="0.0118038654327" calcext:value-type="float">
            <text:p>0,0118038654</text:p>
          </table:table-cell>
          <table:table-cell office:value-type="float" office:value="20.9029538631" calcext:value-type="float">
            <text:p>20,902953863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1:.B11])" office:value-type="float" office:value="0.285759644400002" calcext:value-type="float">
            <text:p>0,29</text:p>
          </table:table-cell>
          <table:table-cell/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0.0116739273071" calcext:value-type="float">
            <text:p>0,0116739273</text:p>
          </table:table-cell>
          <table:table-cell office:value-type="float" office:value="20.8645420074" calcext:value-type="float">
            <text:p>20,864542007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52253533" calcext:value-type="float">
            <text:p>99,7015225353</text:p>
          </table:table-cell>
          <table:table-cell table:formula="of:=AVERAGE([.C2:.C11])" office:value-type="float" office:value="0.298477464669999" calcext:value-type="float">
            <text:p>0,298477464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4" calcext:value-type="float">
            <text:p>12559,4</text:p>
          </table:table-cell>
          <table:table-cell table:formula="of:=AVERAGE([.F2:.F11])" office:value-type="float" office:value="37.6" calcext:value-type="float">
            <text:p>37,6</text:p>
          </table:table-cell>
          <table:table-cell table:formula="of:=SUM([.G2:.G11])/10" office:value-type="float" office:value="0.01184115409851" calcext:value-type="float">
            <text:p>0,0118411541</text:p>
          </table:table-cell>
          <table:table-cell table:formula="of:=SUM([.H2:.H11])/10" office:value-type="float" office:value="20.92217736243" calcext:value-type="float">
            <text:p>20,922177362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" calcext:value-type="float">
            <text:p>18</text:p>
          </table:table-cell>
          <table:table-cell/>
          <table:table-cell office:value-type="float" office:value="5754" calcext:value-type="float">
            <text:p>575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18:.G18])" office:value-type="float" office:value="6799" calcext:value-type="float">
            <text:p>679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6" calcext:value-type="float">
            <text:p>19,6</text:p>
          </table:table-cell>
          <table:table-cell table:formula="of:=AVERAGE([.H18:.H27])" office:value-type="float" office:value="6714.7" calcext:value-type="float">
            <text:p>6714,7</text:p>
          </table:table-cell>
          <table:table-cell/>
          <table:table-cell office:value-type="float" office:value="5837" calcext:value-type="float">
            <text:p>583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713" calcext:value-type="float">
            <text:p>671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8" calcext:value-type="float">
            <text:p>589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12597-SUM([.E20:.G20])" office:value-type="float" office:value="6675" calcext:value-type="float">
            <text:p>667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867" calcext:value-type="float">
            <text:p>5867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1:.G21])" office:value-type="float" office:value="6692" calcext:value-type="float">
            <text:p>669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6" calcext:value-type="float">
            <text:p>19,6</text:p>
          </table:table-cell>
          <table:table-cell table:number-columns-repeated="2"/>
          <table:table-cell office:value-type="float" office:value="5684" calcext:value-type="float">
            <text:p>568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870" calcext:value-type="float">
            <text:p>687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" calcext:value-type="float">
            <text:p>18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3:.G23])" office:value-type="float" office:value="6646" calcext:value-type="float">
            <text:p>66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7" calcext:value-type="float">
            <text:p>6714,7</text:p>
          </table:table-cell>
          <table:table-cell table:number-columns-repeated="2"/>
          <table:table-cell office:value-type="float" office:value="5896" calcext:value-type="float">
            <text:p>589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657" calcext:value-type="float">
            <text:p>665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4" calcext:value-type="float">
            <text:p>586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95" calcext:value-type="float">
            <text:p>66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672" calcext:value-type="float">
            <text:p>667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12597-SUM([.E27:.G27])" office:value-type="float" office:value="6728" calcext:value-type="float">
            <text:p>672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1516234024" calcext:value-type="float">
            <text:p>0,9970151623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19.6" calcext:value-type="float">
            <text:p>19,6</text:p>
          </table:table-cell>
          <table:table-cell table:formula="of:=SUM([.G18:.G27])/10" office:value-type="float" office:value="18" calcext:value-type="float">
            <text:p>18</text:p>
          </table:table-cell>
          <table:table-cell table:formula="of:=SUM([.H18:.H27])/10" office:value-type="float" office:value="6714.7" calcext:value-type="float">
            <text:p>671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8483765976026" calcext:value-type="float">
            <text:p>0,0029848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2974226892" calcext:value-type="float">
            <text:p>0,9969297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8952675111" calcext:value-type="float">
            <text:p>0,99708952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11:15.134920272</meta:creation-date>
    <dc:date>2018-01-19T13:14:07.263413305</dc:date>
    <meta:editing-duration>PT2M53S</meta:editing-duration>
    <meta:editing-cycles>1</meta:editing-cycles>
    <meta:generator>LibreOffice/5.1.6.2$Linux_X86_64 LibreOffice_project/10m0$Build-2</meta:generator>
    <meta:document-statistic meta:table-count="1" meta:cell-count="167" meta:object-count="0"/>
  </office:meta>
</office:document-meta>
</file>